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4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5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6846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0dc48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1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0dc48" style:font-size-asian="10pt" style:font-size-complex="10pt"/>
    </style:style>
    <style:style style:name="P12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14c7a" style:font-size-asian="10pt" style:font-size-complex="10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11">[26/06/2016 11:39:26][97b9ccc] Initial commit</text:p>
      <text:p text:style-name="P11">[27/06/2016 09:40:46][48da3f5] Initial wifi implementation (ESP8266)</text:p>
      <text:p text:style-name="P11">[30/06/2016 18:23:09][047c07a] Implement config struct</text:p>
      <text:p text:style-name="P11">[30/06/2016 22:06:26][3507baa] Fix indent</text:p>
      <text:p text:style-name="P11">[06/07/2016 18:28:40][b0ad3b9] Print wifi status to LCD</text:p>
      <text:p text:style-name="P12">[08/07/2016 21:39:21][b503c4f]</text:p>
      <text:p text:style-name="P9">I've modified so much I don't even remember what I did:</text:p>
      <text:p text:style-name="P7">- Break .ino files into multiple .h and .cpp in appropriate folders</text:p>
      <text:p text:style-name="P7">- Initial commit for the web based config</text:p>
      <text:p text:style-name="P7">- Improve wifi stability (force restart when encountering error/timeout)</text:p>
      <text:p text:style-name="P11">[18/07/2016 21:49:12][dd642af] Implement wifi server for configuration</text:p>
      <text:p text:style-name="P11">[19/07/2016 22:37:05][54796a2] Finalize wifi config</text:p>
      <text:p text:style-name="P11">[21/07/2016 15:13:23][68bd444] Fix bug that caused /save to crash the MCU</text:p>
      <text:p text:style-name="P12">[23/07/2016 22:19:39][6d65e98]</text:p>
      <text:p text:style-name="P9">Add dedicated stream for commands</text:p>
      <text:p text:style-name="P8">Small modifications to the config page</text:p>
      <text:p text:style-name="P8">Implement error handling in server listener</text:p>
      <text:p text:style-name="P11">[28/07/2016 19:25:07][66caef0] Add password to softAP; break led.ino into led.cpp and led.h</text:p>
      <text:p text:style-name="P11">[29/07/2016 12:57:05][99cf28e] Implement watchdog and restart in config page</text:p>
      <text:p text:style-name="P11">[29/07/2016 17:50:51][5e580f2] Change cipsendex size to 256, add 2s delay for DHT init</text:p>
      <text:p text:style-name="P11">[29/07/2016 18:09:01][f9005af] Move some const strings into pgmspace</text:p>
      <text:p text:style-name="P11">[05/08/2016 21:04:10][60f1b6c] Add new option: sleepTime</text:p>
      <text:p text:style-name="P11">[05/08/2016 21:05:42][322ae1f] Add new option: sleepTime</text:p>
      <text:h text:style-name="Heading_20_1" text:outline-level="1">Phần mềm</text:h>
      <text:p text:style-name="P4">[13/04/2016 22:17:07][f8621f3] Initial commit</text:p>
      <text:p text:style-name="P4">[14/04/2016 18:49:32][8ff3eee] Now with index page</text:p>
      <text:p text:style-name="P4">[15/04/2016 16:00:47][efbcf0a] BROKEN</text:p>
      <text:p text:style-name="P4">[15/04/2016 23:23:24][0268000] Now with graphs, still broken of course</text:p>
      <text:p text:style-name="P4">[17/05/2016 07:03:35][5c4f321] aaaaaaaaaaaaaaaaaaa</text:p>
      <text:p text:style-name="P4">[17/05/2016 07:52:07][1e6d16d] xxxxxxxxxxxxxxxx</text:p>
      <text:p text:style-name="P4"><text:soft-page-break/>[17/05/2016 11:32:40][2581cfc] Now with partially broken client page</text:p>
      <text:p text:style-name="P4">[17/05/2016 19:21:40][1ce5673] Now with proper client page</text:p>
      <text:p text:style-name="P4">[19/05/2016 11:41:00][3659878] Add animation to markers</text:p>
      <text:p text:style-name="P4">[19/05/2016 11:45:08][ee7a903] Push authentication system (incomplete, still initial)</text:p>
      <text:p text:style-name="P4">[31/05/2016 21:32:33][616ff60] Login done</text:p>
      <text:p text:style-name="P4">[01/06/2016 04:42:38][1b3bda3] Load user info into g.user before request</text:p>
      <text:p text:style-name="P4">[01/06/2016 21:46:43][ae8b8d0]</text:p>
      <text:p text:style-name="P2">* Refactor templates to extend from base</text:p>
      <text:p text:style-name="P3">* Redirect to / if user is already logged in and access /login and /register</text:p>
      <text:p text:style-name="P3">* Implement /signout</text:p>
      <text:p text:style-name="P4">[03/06/2016 20:39:16][d7e2566] Implement simple email system</text:p>
      <text:p text:style-name="P4">[03/06/2016 21:39:23][53ad260] </text:p>
      <text:p text:style-name="P6"><text:tab/>As flask populates flask.g in jinja, we no longer have to supply g.user to render_template</text:p>
      <text:p text:style-name="P4">[03/06/2016 21:55:24][26e96f6] </text:p>
      <text:p text:style-name="P4">Implement basic password reset system (don't even have mail confirmation, but I don't really care)</text:p>
      <text:p text:style-name="P4">[04/06/2016 13:45:59][79f162d] Implement mail confirmation when reseting password</text:p>
      <text:p text:style-name="P4">[04/06/2016 14:10:36][49ed8cf] Fix link in confirmation mail (add http://)</text:p>
      <text:p text:style-name="P4">[20/06/2016 12:23:32][aa7f937] Implement async, notification</text:p>
      <text:p text:style-name="P4">[20/06/2016 14:06:17][fb59a76] Make username on navbar a dropdown</text:p>
      <text:p text:style-name="P4">[21/06/2016 17:41:22][5aa8faa] Implement user settings</text:p>
      <text:p text:style-name="P4">[21/06/2016 18:14:00][64792c3] Move some ajax calls to dedicated directory (used to be in api)</text:p>
      <text:p text:style-name="P4">[21/06/2016 18:19:16][7e809cc] Make login page redirects to last visited page</text:p>
      <text:p text:style-name="P4">[28/06/2016 18:48:13][f45127f] Too much changes to be described in one line:</text:p>
      <text:p text:style-name="P4">- Move from SQLite to MariaDB</text:p>
      <text:p text:style-name="P4">- Move from raw SQL query to Peewee (ORM)</text:p>
      <text:p text:style-name="P4">- Simplify the code tree by concatenating directories into one single file</text:p>
      <text:p text:style-name="P4">[29/06/2016 10:02:15][cbc9417] Add requirements.txt</text:p>
      <text:p text:style-name="P4">[29/06/2016 20:35:36][d64ad5e] #reference HEAD~1</text:p>
      <text:p text:style-name="P4">[29/06/2016 20:42:45][8e5b012] Update requirements</text:p>
      <text:p text:style-name="P4">[29/06/2016 20:44:40][58578ab] Merge branch 'peewee'</text:p>
      <text:p text:style-name="P4">[30/06/2016 10:22:10][e8b0fc9] Add some exception handling</text:p>
      <text:p text:style-name="P4">[30/06/2016 10:54:40][804365e] Implement apiKey</text:p>
      <text:p text:style-name="P4">[30/06/2016 17:08:57][fd900c6] Limit apiKey to 20 characters</text:p>
      <text:p text:style-name="P4">[30/06/2016 17:34:13][bc771e4] /add/client should randomly return client's uuid</text:p>
      <text:p text:style-name="P4">[04/07/2016 15:52:27][69a0eb6] Implement client management + add a new client</text:p>
      <text:p text:style-name="P4">[04/07/2016 16:31:18][707ef3b] Implement phone (for future SMS notification)</text:p>
      <text:p text:style-name="P4">[04/07/2016 18:55:39][c63b2e2] Allow user to edit client info in client page.</text:p>
      <text:p text:style-name="P4">[04/07/2016 19:05:55][41092c2] Fix graph not showing corrent date</text:p>
      <text:p text:style-name="P4">[06/07/2016 17:59:49][0cade59] Cast timestamp to int</text:p>
      <text:p text:style-name="P4"><text:soft-page-break/>[07/07/2016 00:22:03][dcdd877] Add link to client</text:p>
      <text:p text:style-name="P4">[08/07/2016 21:16:16][01ae2c0] Some cosmetic changes</text:p>
      <text:p text:style-name="P4">[08/07/2016 21:21:44][071d396] Go away script kiddies</text:p>
      <text:p text:style-name="P4">[08/07/2016 21:34:53][5a5f728] Oops, forgot to commit things</text:p>
      <text:p text:style-name="P4">[12/07/2016 16:27:35][8d52937] Implement option time argument for API /add/event</text:p>
      <text:p text:style-name="P4">[12/07/2016 16:28:23][5090e1f] Add helper functions</text:p>
      <text:p text:style-name="P4">[12/07/2016 16:29:47][3263863] Switch to Highcharts and implement range selector (currently having bugs highcharts/highcharts#5478)</text:p>
      <text:p text:style-name="P4">[12/07/2016 16:30:11][6130def] Spam: adding time param.</text:p>
      <text:p text:style-name="P4">[12/07/2016 16:47:37][dabce93] Only send notification when status changes (from pollutant to non-pollutant and vice versa)</text:p>
      <text:p text:style-name="P4">[12/07/2016 16:50:04][6ff7f28] Oops, messed up</text:p>
      <text:p text:style-name="P4">[12/07/2016 16:51:11][98f7920] Add highstock and codemirror</text:p>
      <text:p text:style-name="P4">[13/07/2016 19:15:44][dda0633] Implement client deletion</text:p>
      <text:p text:style-name="P4">[19/07/2016 18:02:39][5c16c65] Implement client export</text:p>
      <text:p text:style-name="P4">[19/07/2016 20:09:14][4bff255] Random fixes</text:p>
      <text:p text:style-name="P4">[19/07/2016 20:13:27][152796c] Even more random fixes</text:p>
      <text:p text:style-name="P4">[19/07/2016 20:20:55][7bd3b1d] Threshold checking should be or, not and</text:p>
      <text:p text:style-name="P4">[19/07/2016 20:24:15][fd98698] Fix notification message (copy and paste fault)</text:p>
      <text:p text:style-name="P4">[19/07/2016 20:46:16][91ab655] Exception handling for mail</text:p>
      <text:p text:style-name="P4">[24/07/2016 19:02:08][3671e73] Implement config; initial support for search and tags</text:p>
      <text:p text:style-name="P4">[25/07/2016 20:53:52][c1cba69] user/clients: Add tags field to edit modal</text:p>
      <text:p text:style-name="P4">[26/07/2016 17:59:45][f1be680] client/&lt;clientID&gt;: show tags</text:p>
      <text:p text:style-name="P4">[26/07/2016 19:51:52][f181708] Add private checkbox</text:p>
      <text:p text:style-name="P4">[27/07/2016 17:15:55][af4dbb3] Prevent private clients from showing in map page</text:p>
      <text:p text:style-name="P4">[27/07/2016 18:10:12][d5f4293] Use url_for to generate link in forgot email</text:p>
      <text:p text:style-name="P4">[27/07/2016 18:23:39][0b2ced9] Test different way to redirect user to previous page after login</text:p>
      <text:p text:style-name="P4">[30/07/2016 14:44:04][5e52c67] Implement tags autocomplete using typeahead.js</text:p>
      <text:p text:style-name="P4">[01/08/2016 21:05:31][0cc4764] Too much changes to be described. tldr: implement search</text:p>
      <text:p text:style-name="P4">[02/08/2016 15:33:27][d52efc9] Usable search page (client search only, no typeahead)</text:p>
      <text:p text:style-name="P4">[02/08/2016 21:28:54][fcb1197] Functional tags page (show clients tagged with the tag)</text:p>
      <text:p text:style-name="P4">[03/08/2016 12:17:04][f67db24] Mostly bug squashing</text:p>
      <text:p text:style-name="P4">[03/08/2016 16:49:15][301f645] Allow user to upload avatars</text:p>
      <text:p text:style-name="P4">[03/08/2016 17:28:45][310c5b7] Also send notification via SMS using Amazon SNS</text:p>
      <text:p text:style-name="P4">[03/08/2016 19:55:10][6099ba3] Finally fixed the freaking chart range</text:p>
      <text:p text:style-name="P4">[03/08/2016 20:08:35][ca4fb58] Update requirements</text:p>
      <text:p text:style-name="P4">[04/08/2016 02:00:55][06af062] Implement SMS verification</text:p>
      <text:p text:style-name="P4">[04/08/2016 02:24:05][c0213cf] Now export function works</text:p>
      <text:p text:style-name="P4">[05/08/2016 20:17:04][cc5ac0c] Bug squashing</text:p>
      <text:p text:style-name="P4"><text:soft-page-break/>[05/08/2016 20:33:16][44d918b] Oops, forgot to change socketio action name in client.js</text:p>
      <text:p text:style-name="P4">[05/08/2016 20:59:05][92e419a] Fix joinRoom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7:10.700562633</dc:date>
    <dc:creator>Ho Kiet</dc:creator>
    <meta:editing-duration>PT50M39S</meta:editing-duration>
    <meta:editing-cycles>5</meta:editing-cycles>
    <meta:generator>LibreOffice/5.2.3.3$Linux_X86_64 LibreOffice_project/20m0$Build-3</meta:generator>
    <meta:document-statistic meta:table-count="0" meta:image-count="0" meta:object-count="0" meta:page-count="4" meta:paragraph-count="110" meta:word-count="783" meta:character-count="6621" meta:non-whitespace-character-count="5945"/>
  </office:meta>
</office:document-meta>
</file>